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ción" table:style-name="ta1">
        <table:shapes>
          <draw:frame draw:z-index="0" draw:style-name="gr1" draw:text-style-name="P1" svg:width="6.298in" svg:height="3.5453in" svg:x="4.2276in" svg:y="0.5854in">
            <draw:object draw:notify-on-update-of-ranges="Inserción.B2:Inserción.B26 Inserción.C2:Inserción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00871525" calcext:value-type="float">
            <text:p>0.000871525</text:p>
          </table:table-cell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float" office:value="0.00170838" calcext:value-type="float">
            <text:p>0.00170838</text:p>
          </table:table-cell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office:value-type="float" office:value="0.0028708" calcext:value-type="float">
            <text:p>0.0028708</text:p>
          </table:table-cell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float" office:value="0.00416254" calcext:value-type="float">
            <text:p>0.00416254</text:p>
          </table:table-cell>
        </table:table-row>
        <table:table-row table:style-name="ro1">
          <table:table-cell/>
          <table:table-cell office:value-type="float" office:value="2440" calcext:value-type="float">
            <text:p>2440</text:p>
          </table:table-cell>
          <table:table-cell office:value-type="float" office:value="0.00599831" calcext:value-type="float">
            <text:p>0.00599831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00788797" calcext:value-type="float">
            <text:p>0.00788797</text:p>
          </table:table-cell>
        </table:table-row>
        <table:table-row table:style-name="ro1">
          <table:table-cell/>
          <table:table-cell office:value-type="float" office:value="3160" calcext:value-type="float">
            <text:p>3160</text:p>
          </table:table-cell>
          <table:table-cell office:value-type="float" office:value="0.00909173" calcext:value-type="float">
            <text:p>0.00909173</text:p>
          </table:table-cell>
        </table:table-row>
        <table:table-row table:style-name="ro1">
          <table:table-cell/>
          <table:table-cell office:value-type="float" office:value="3520" calcext:value-type="float">
            <text:p>3520</text:p>
          </table:table-cell>
          <table:table-cell office:value-type="float" office:value="0.0112792" calcext:value-type="float">
            <text:p>0.0112792</text:p>
          </table:table-cell>
        </table:table-row>
        <table:table-row table:style-name="ro1">
          <table:table-cell/>
          <table:table-cell office:value-type="float" office:value="3880" calcext:value-type="float">
            <text:p>3880</text:p>
          </table:table-cell>
          <table:table-cell office:value-type="float" office:value="0.0135288" calcext:value-type="float">
            <text:p>0.0135288</text:p>
          </table:table-cell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float" office:value="0.0160062" calcext:value-type="float">
            <text:p>0.0160062</text:p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0.0189422" calcext:value-type="float">
            <text:p>0.0189422</text:p>
          </table:table-cell>
        </table:table-row>
        <table:table-row table:style-name="ro1">
          <table:table-cell/>
          <table:table-cell office:value-type="float" office:value="4960" calcext:value-type="float">
            <text:p>4960</text:p>
          </table:table-cell>
          <table:table-cell office:value-type="float" office:value="0.0218923" calcext:value-type="float">
            <text:p>0.0218923</text:p>
          </table:table-cell>
        </table:table-row>
        <table:table-row table:style-name="ro1">
          <table:table-cell/>
          <table:table-cell office:value-type="float" office:value="5320" calcext:value-type="float">
            <text:p>5320</text:p>
          </table:table-cell>
          <table:table-cell office:value-type="float" office:value="0.0249073" calcext:value-type="float">
            <text:p>0.0249073</text:p>
          </table:table-cell>
        </table:table-row>
        <table:table-row table:style-name="ro1">
          <table:table-cell/>
          <table:table-cell office:value-type="float" office:value="5680" calcext:value-type="float">
            <text:p>5680</text:p>
          </table:table-cell>
          <table:table-cell office:value-type="float" office:value="0.0287262" calcext:value-type="float">
            <text:p>0.0287262</text:p>
          </table:table-cell>
        </table:table-row>
        <table:table-row table:style-name="ro1">
          <table:table-cell/>
          <table:table-cell office:value-type="float" office:value="6040" calcext:value-type="float">
            <text:p>6040</text:p>
          </table:table-cell>
          <table:table-cell office:value-type="float" office:value="0.0324426" calcext:value-type="float">
            <text:p>0.0324426</text:p>
          </table:table-cell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office:value-type="float" office:value="0.0366368" calcext:value-type="float">
            <text:p>0.0366368</text:p>
          </table:table-cell>
        </table:table-row>
        <table:table-row table:style-name="ro1">
          <table:table-cell/>
          <table:table-cell office:value-type="float" office:value="6760" calcext:value-type="float">
            <text:p>6760</text:p>
          </table:table-cell>
          <table:table-cell office:value-type="float" office:value="0.0397338" calcext:value-type="float">
            <text:p>0.0397338</text:p>
          </table:table-cell>
        </table:table-row>
        <table:table-row table:style-name="ro1">
          <table:table-cell/>
          <table:table-cell office:value-type="float" office:value="7120" calcext:value-type="float">
            <text:p>7120</text:p>
          </table:table-cell>
          <table:table-cell office:value-type="float" office:value="0.0445067" calcext:value-type="float">
            <text:p>0.0445067</text:p>
          </table:table-cell>
        </table:table-row>
        <table:table-row table:style-name="ro1">
          <table:table-cell/>
          <table:table-cell office:value-type="float" office:value="7480" calcext:value-type="float">
            <text:p>7480</text:p>
          </table:table-cell>
          <table:table-cell office:value-type="float" office:value="0.0484002" calcext:value-type="float">
            <text:p>0.0484002</text:p>
          </table:table-cell>
        </table:table-row>
        <table:table-row table:style-name="ro1">
          <table:table-cell/>
          <table:table-cell office:value-type="float" office:value="7840" calcext:value-type="float">
            <text:p>7840</text:p>
          </table:table-cell>
          <table:table-cell office:value-type="float" office:value="0.055015" calcext:value-type="float">
            <text:p>0.055015</text:p>
          </table:table-cell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office:value-type="float" office:value="0.0635325" calcext:value-type="float">
            <text:p>0.0635325</text:p>
          </table:table-cell>
        </table:table-row>
        <table:table-row table:style-name="ro1">
          <table:table-cell/>
          <table:table-cell office:value-type="float" office:value="8560" calcext:value-type="float">
            <text:p>8560</text:p>
          </table:table-cell>
          <table:table-cell office:value-type="float" office:value="0.0632809" calcext:value-type="float">
            <text:p>0.0632809</text:p>
          </table:table-cell>
        </table:table-row>
        <table:table-row table:style-name="ro1">
          <table:table-cell/>
          <table:table-cell office:value-type="float" office:value="8920" calcext:value-type="float">
            <text:p>8920</text:p>
          </table:table-cell>
          <table:table-cell office:value-type="float" office:value="0.0693316" calcext:value-type="float">
            <text:p>0.0693316</text:p>
          </table:table-cell>
        </table:table-row>
        <table:table-row table:style-name="ro1">
          <table:table-cell/>
          <table:table-cell office:value-type="float" office:value="9280" calcext:value-type="float">
            <text:p>9280</text:p>
          </table:table-cell>
          <table:table-cell office:value-type="float" office:value="0.0745499" calcext:value-type="float">
            <text:p>0.0745499</text:p>
          </table:table-cell>
        </table:table-row>
        <table:table-row table:style-name="ro1">
          <table:table-cell/>
          <table:table-cell office:value-type="float" office:value="9640" calcext:value-type="float">
            <text:p>9640</text:p>
          </table:table-cell>
          <table:table-cell office:value-type="float" office:value="0.0807656" calcext:value-type="float">
            <text:p>0.0807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0:11:30.6471627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3:49:30.803517107</meta:creation-date>
    <dc:date>2022-03-19T10:13:43.172680602</dc:date>
    <meta:editing-duration>PT17M44S</meta:editing-duration>
    <meta:editing-cycles>2</meta:editing-cycles>
    <meta:generator>LibreOffice/6.4.7.2$Linux_X86_64 LibreOffice_project/40$Build-2</meta:generator>
    <meta:document-statistic meta:table-count="1" meta:cell-count="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135cm" svg:y="3.955cm" style:legend-expansion="high" chart:style-name="ch2"/>
        <chart:plot-area chart:style-name="ch3" table:cell-range-address="Inserción.B2:Inserción.C26" svg:x="0.319cm" svg:y="0.18cm" svg:width="10.497cm" svg:height="8.646cm">
          <chartooo:coordinate-region svg:x="1.231cm" svg:y="0.379cm" svg:width="9.1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serción.C2:Inserción.C26" chart:class="chart:scatter">
            <chart:domain table:cell-range-address="Inserción.B2:Inserción.B26"/>
            <chart:regression-curve chart:style-name="ch7">
              <chart:equation chart:display-equation="false" chart:display-r-square="true"/>
            </chart:regression-curve>
            <chart:data-point chart:repeated="15"/>
            <chart:data-point chart:style-name="ch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Inserción.B2:Inserción.B26</svg:desc>
                </draw:g>
              </table:table-cell>
              <table:table-cell office:value-type="float" office:value="0.000871525">
                <text:p>0.000871525</text:p>
                <draw:g>
                  <svg:desc>Inserción.C2:Inserción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0">
                <text:p>1360</text:p>
              </table:table-cell>
              <table:table-cell office:value-type="float" office:value="0.00170838">
                <text:p>0.00170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0">
                <text:p>1720</text:p>
              </table:table-cell>
              <table:table-cell office:value-type="float" office:value="0.0028708">
                <text:p>0.0028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0">
                <text:p>2080</text:p>
              </table:table-cell>
              <table:table-cell office:value-type="float" office:value="0.00416254">
                <text:p>0.00416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0">
                <text:p>2440</text:p>
              </table:table-cell>
              <table:table-cell office:value-type="float" office:value="0.00599831">
                <text:p>0.00599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0">
                <text:p>2800</text:p>
              </table:table-cell>
              <table:table-cell office:value-type="float" office:value="0.00788797">
                <text:p>0.0078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60">
                <text:p>3160</text:p>
              </table:table-cell>
              <table:table-cell office:value-type="float" office:value="0.00909173">
                <text:p>0.00909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0">
                <text:p>3520</text:p>
              </table:table-cell>
              <table:table-cell office:value-type="float" office:value="0.0112792">
                <text:p>0.0112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80">
                <text:p>3880</text:p>
              </table:table-cell>
              <table:table-cell office:value-type="float" office:value="0.0135288">
                <text:p>0.0135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0">
                <text:p>4240</text:p>
              </table:table-cell>
              <table:table-cell office:value-type="float" office:value="0.0160062">
                <text:p>0.0160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0">
                <text:p>4600</text:p>
              </table:table-cell>
              <table:table-cell office:value-type="float" office:value="0.0189422">
                <text:p>0.0189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60">
                <text:p>4960</text:p>
              </table:table-cell>
              <table:table-cell office:value-type="float" office:value="0.0218923">
                <text:p>0.0218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20">
                <text:p>5320</text:p>
              </table:table-cell>
              <table:table-cell office:value-type="float" office:value="0.0249073">
                <text:p>0.0249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80">
                <text:p>5680</text:p>
              </table:table-cell>
              <table:table-cell office:value-type="float" office:value="0.0287262">
                <text:p>0.0287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40">
                <text:p>6040</text:p>
              </table:table-cell>
              <table:table-cell office:value-type="float" office:value="0.0324426">
                <text:p>0.0324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">
                <text:p>6400</text:p>
              </table:table-cell>
              <table:table-cell office:value-type="float" office:value="0.0366368">
                <text:p>0.0366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60">
                <text:p>6760</text:p>
              </table:table-cell>
              <table:table-cell office:value-type="float" office:value="0.0397338">
                <text:p>0.0397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20">
                <text:p>7120</text:p>
              </table:table-cell>
              <table:table-cell office:value-type="float" office:value="0.0445067">
                <text:p>0.0445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80">
                <text:p>7480</text:p>
              </table:table-cell>
              <table:table-cell office:value-type="float" office:value="0.0484002">
                <text:p>0.0484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40">
                <text:p>7840</text:p>
              </table:table-cell>
              <table:table-cell office:value-type="float" office:value="0.055015">
                <text:p>0.055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00">
                <text:p>8200</text:p>
              </table:table-cell>
              <table:table-cell office:value-type="float" office:value="0.0635325">
                <text:p>0.0635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60">
                <text:p>8560</text:p>
              </table:table-cell>
              <table:table-cell office:value-type="float" office:value="0.0632809">
                <text:p>0.06328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20">
                <text:p>8920</text:p>
              </table:table-cell>
              <table:table-cell office:value-type="float" office:value="0.0693316">
                <text:p>0.0693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80">
                <text:p>9280</text:p>
              </table:table-cell>
              <table:table-cell office:value-type="float" office:value="0.0745499">
                <text:p>0.07454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40">
                <text:p>9640</text:p>
              </table:table-cell>
              <table:table-cell office:value-type="float" office:value="0.0807656">
                <text:p>0.0807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